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9"/>
      <text:p text:style-name="P9"/>
      <text:p text:style-name="P9">Dilluns<text:tab/>25/09/23</text:p>
      <text:p text:style-name="P2"/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9">Dimarts<text:tab/>26/09/23</text:p>
      <text:p text:style-name="P9"/>
      <text:p text:style-name="P7">Activat Classroom</text:p>
      <text:p text:style-name="P7"/>
      <text:p text:style-name="P8">Comentat TA01</text:p>
      <text:p text:style-name="P8"/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11"/>
      <text:p text:style-name="P9"/>
      <text:p text:style-name="P9">Dimecres<text:tab/>27/09/23</text:p>
      <text:p text:style-name="P9"/>
      <text:p text:style-name="P12">Comentat</text:p>
      <text:p text:style-name="P12">1.3.4 Evaporador</text:p>
      <text:p text:style-name="P12">1.3.5 Refrigerant</text:p>
      <text:p text:style-name="P12">1.3.6 Circuit d'un equip reversible</text:p>
      <text:p text:style-name="P12">1.3.7 Característiques específiques de la instal·lació de a/a.</text:p>
      <text:p text:style-name="P12">1.3.8 Eines específiques</text:p>
      <text:p text:style-name="P12">1.4 Exercicis</text:p>
      <text:p text:style-name="P12">Falta terminar l'exercici 1.4-6</text:p>
      <text:p text:style-name="P12"/>
      <text:p text:style-name="P9"/>
      <text:p text:style-name="P9">Dijous<text:tab/><text:tab/>28/09/23</text:p>
      <text:p text:style-name="P9"/>
      <text:p text:style-name="P9"/>
      <text:p text:style-name="P9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7T15:55:36.101387264</dc:date>
    <meta:editing-duration>PT4M29S</meta:editing-duration>
    <meta:editing-cycles>6</meta:editing-cycles>
    <meta:document-statistic meta:table-count="0" meta:image-count="0" meta:object-count="0" meta:page-count="1" meta:paragraph-count="29" meta:word-count="165" meta:character-count="1054" meta:non-whitespace-character-count="913"/>
  </office:meta>
</office:document-meta>
</file>